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alibri"/>
    </style:style>
    <style:style style:name="P3" style:family="paragraph">
      <style:paragraph-properties fo:text-align="center"/>
      <style:text-properties fo:font-size="11pt" style:font-size-asian="11pt" style:font-size-complex="11pt"/>
    </style:style>
    <style:style style:name="P4" style:family="paragraph">
      <style:paragraph-properties fo:text-align="center"/>
      <style:text-properties style:font-name="Calibri" fo:font-size="11pt" style:font-size-asian="11pt" style:font-size-complex="11pt"/>
    </style:style>
    <style:style style:name="P5" style:family="paragraph">
      <style:text-properties style:font-name="Calibri"/>
    </style:style>
    <style:style style:name="P6" style:family="paragraph">
      <style:paragraph-properties fo:text-align="center"/>
      <style:text-properties style:font-name="Arial Narrow" fo:font-size="11pt" style:font-size-asian="11pt" style:font-size-complex="11pt"/>
    </style:style>
    <style:style style:name="T1" style:family="text">
      <style:text-properties style:font-name="Calibri"/>
    </style:style>
    <style:style style:name="T2" style:family="text">
      <style:text-properties style:font-name="Calibri" fo:font-size="11pt" style:font-size-asian="11pt" style:font-size-complex="11pt"/>
    </style:style>
    <style:style style:name="T3" style:family="text">
      <style:text-properties style:font-name="Arial Narrow" fo:font-size="11pt" style:font-size-asian="11pt" style:font-size-complex="11pt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dash" draw:stroke-dash="Ultrafine_20_Dashed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2" svg:width="2.266cm" svg:height="0.727cm" svg:x="1.797cm" svg:y="0.504cm"><text:p text:style-name="P1"><text:span text:style-name="T1">Lecturing</text:span></text:p></draw:rect><draw:rect text:anchor-type="paragraph" draw:z-index="1" draw:style-name="gr1" draw:text-style-name="P2" svg:width="2.266cm" svg:height="0.727cm" svg:x="1.797cm" svg:y="3.348cm"><text:p text:style-name="P1"><text:span text:style-name="T1">inAisle (A)</text:span></text:p></draw:rect><draw:rect text:anchor-type="paragraph" draw:z-index="2" draw:style-name="gr1" draw:text-style-name="P4" svg:width="2.266cm" svg:height="0.727cm" svg:x="-1.046cm" svg:y="3.348cm"><text:p text:style-name="P3"><text:span text:style-name="T2">atLectern (L)</text:span></text:p></draw:rect><draw:rect text:anchor-type="paragraph" draw:z-index="3" draw:style-name="gr1" draw:text-style-name="P2" svg:width="2.266cm" svg:height="0.727cm" svg:x="4.664cm" svg:y="3.348cm"><text:p text:style-name="P1"><text:span text:style-name="T1">atOffice (O)</text:span></text:p></draw:rect><draw:line text:anchor-type="paragraph" draw:z-index="4" draw:style-name="gr2" draw:text-style-name="P1" svg:x1="2.972cm" svg:y1="1.231cm" svg:x2="0.194cm" svg:y2="3.348cm"><text:p/></draw:line><draw:line text:anchor-type="paragraph" draw:z-index="5" draw:style-name="gr2" draw:text-style-name="P1" svg:x1="2.972cm" svg:y1="3.348cm" svg:x2="2.972cm" svg:y2="1.231cm"><text:p/></draw:line><draw:line text:anchor-type="paragraph" draw:z-index="6" draw:style-name="gr2" draw:text-style-name="P1" svg:x1="5.752cm" svg:y1="3.348cm" svg:x2="2.972cm" svg:y2="1.231cm"><text:p/></draw:line><draw:frame text:anchor-type="paragraph" draw:z-index="7" draw:style-name="gr3" draw:text-style-name="P5" svg:width="0.664cm" svg:height="0.521cm" svg:x="0.96cm" svg:y="1.852cm"><draw:text-box><text:p text:style-name="P5"><text:span text:style-name="T1">.80</text:span></text:p></draw:text-box></draw:frame><draw:frame text:anchor-type="paragraph" draw:z-index="8" draw:style-name="gr3" draw:text-style-name="P5" svg:width="0.664cm" svg:height="0.521cm" svg:x="2.309cm" svg:y="1.852cm"><draw:text-box><text:p text:style-name="P5"><text:span text:style-name="T1">.15</text:span></text:p></draw:text-box></draw:frame><draw:frame text:anchor-type="paragraph" draw:z-index="9" draw:style-name="gr3" draw:text-style-name="P5" svg:width="0.664cm" svg:height="0.521cm" svg:x="4.491cm" svg:y="1.852cm"><draw:text-box><text:p text:style-name="P5"><text:span text:style-name="T1">.05</text:span></text:p></draw:text-box></draw:frame><draw:rect text:anchor-type="paragraph" draw:z-index="10" draw:style-name="gr1" draw:text-style-name="P2" svg:width="2.266cm" svg:height="0.727cm" svg:x="11.097cm" svg:y="0.504cm"><text:p text:style-name="P1"><text:span text:style-name="T1">Working</text:span></text:p></draw:rect><draw:rect text:anchor-type="paragraph" draw:z-index="11" draw:style-name="gr1" draw:text-style-name="P2" svg:width="2.266cm" svg:height="0.727cm" svg:x="11.097cm" svg:y="3.348cm"><text:p text:style-name="P1"><text:span text:style-name="T1">inAisle (A)</text:span></text:p></draw:rect><draw:rect text:anchor-type="paragraph" draw:z-index="12" draw:style-name="gr1" draw:text-style-name="P4" svg:width="2.266cm" svg:height="0.727cm" svg:x="8.253cm" svg:y="3.348cm"><text:p text:style-name="P3"><text:span text:style-name="T2">atLectern (L)</text:span></text:p></draw:rect><draw:rect text:anchor-type="paragraph" draw:z-index="13" draw:style-name="gr1" draw:text-style-name="P2" svg:width="2.266cm" svg:height="0.727cm" svg:x="13.963cm" svg:y="3.348cm"><text:p text:style-name="P1"><text:span text:style-name="T1">atOffice (O)</text:span></text:p></draw:rect><draw:line text:anchor-type="paragraph" draw:z-index="14" draw:style-name="gr2" draw:text-style-name="P1" svg:x1="12.271cm" svg:y1="1.231cm" svg:x2="9.493cm" svg:y2="3.348cm"><text:p/></draw:line><draw:line text:anchor-type="paragraph" draw:z-index="15" draw:style-name="gr2" draw:text-style-name="P1" svg:x1="12.271cm" svg:y1="3.348cm" svg:x2="12.271cm" svg:y2="1.231cm"><text:p/></draw:line><draw:line text:anchor-type="paragraph" draw:z-index="16" draw:style-name="gr2" draw:text-style-name="P1" svg:x1="15.051cm" svg:y1="3.348cm" svg:x2="12.271cm" svg:y2="1.231cm"><text:p/></draw:line><draw:frame text:anchor-type="paragraph" draw:z-index="17" draw:style-name="gr3" draw:text-style-name="P5" svg:width="0.664cm" svg:height="0.521cm" svg:x="10.259cm" svg:y="1.852cm"><draw:text-box><text:p text:style-name="P5"><text:span text:style-name="T1">.05</text:span></text:p></draw:text-box></draw:frame><draw:frame text:anchor-type="paragraph" draw:z-index="18" draw:style-name="gr3" draw:text-style-name="P5" svg:width="0.664cm" svg:height="0.521cm" svg:x="11.608cm" svg:y="1.852cm"><draw:text-box><text:p text:style-name="P5"><text:span text:style-name="T1">.15</text:span></text:p></draw:text-box></draw:frame><draw:frame text:anchor-type="paragraph" draw:z-index="19" draw:style-name="gr3" draw:text-style-name="P5" svg:width="0.664cm" svg:height="0.521cm" svg:x="13.79cm" svg:y="1.852cm"><draw:text-box><text:p text:style-name="P5"><text:span text:style-name="T1">.80</text:span></text:p></draw:text-box></draw:frame><draw:rect text:anchor-type="paragraph" draw:z-index="20" draw:style-name="gr1" draw:text-style-name="P2" svg:width="2.266cm" svg:height="0.727cm" svg:x="2.951cm" svg:y="9.015cm"><text:p text:style-name="P1"><text:span text:style-name="T1">atClassroom</text:span></text:p></draw:rect><draw:rect text:anchor-type="paragraph" draw:z-index="21" draw:style-name="gr1" draw:text-style-name="P2" svg:width="2.266cm" svg:height="0.727cm" svg:x="1.776cm" svg:y="11.859cm"><text:p text:style-name="P1"><text:span text:style-name="T1">inAisle (A)</text:span></text:p></draw:rect><draw:rect text:anchor-type="paragraph" draw:z-index="22" draw:style-name="gr1" draw:text-style-name="P6" svg:width="2.266cm" svg:height="0.727cm" svg:x="-1.067cm" svg:y="11.859cm"><text:p text:style-name="P6"><text:span text:style-name="T3">atLectern (L)</text:span></text:p></draw:rect><draw:rect text:anchor-type="paragraph" draw:z-index="23" draw:style-name="gr1" draw:text-style-name="P2" svg:width="2.266cm" svg:height="0.727cm" svg:x="4.643cm" svg:y="11.859cm"><text:p text:style-name="P1"><text:span text:style-name="T1">atOffice (O)</text:span></text:p></draw:rect><draw:line text:anchor-type="paragraph" draw:z-index="24" draw:style-name="gr2" draw:text-style-name="P1" svg:x1="4.062cm" svg:y1="9.742cm" svg:x2="0.173cm" svg:y2="11.859cm"><text:p/></draw:line><draw:line text:anchor-type="paragraph" draw:z-index="25" draw:style-name="gr2" draw:text-style-name="P1" svg:x1="2.951cm" svg:y1="11.859cm" svg:x2="4.062cm" svg:y2="9.742cm"><text:p/></draw:line><draw:frame text:anchor-type="paragraph" draw:z-index="26" draw:style-name="gr3" draw:text-style-name="P5" svg:width="0.664cm" svg:height="0.521cm" svg:x="2.649cm" svg:y="10.363cm"><draw:text-box><text:p text:style-name="P5"><text:span text:style-name="T1">.80</text:span></text:p></draw:text-box></draw:frame><draw:frame text:anchor-type="paragraph" draw:z-index="27" draw:style-name="gr3" draw:text-style-name="P5" svg:width="0.664cm" svg:height="0.521cm" svg:x="3.678cm" svg:y="10.363cm"><draw:text-box><text:p text:style-name="P5"><text:span text:style-name="T1">.15</text:span></text:p></draw:text-box></draw:frame><draw:frame text:anchor-type="paragraph" draw:z-index="28" draw:style-name="gr3" draw:text-style-name="P5" svg:width="0.664cm" svg:height="0.521cm" svg:x="5.068cm" svg:y="10.363cm"><draw:text-box><text:p text:style-name="P5"><text:span text:style-name="T1">.05</text:span></text:p></draw:text-box></draw:frame><draw:rect text:anchor-type="paragraph" draw:z-index="29" draw:style-name="gr1" draw:text-style-name="P2" svg:width="2.266cm" svg:height="0.727cm" svg:x="5.904cm" svg:y="6.172cm"><text:p text:style-name="P1"><text:span text:style-name="T1">isLecturing</text:span></text:p></draw:rect><draw:rect text:anchor-type="paragraph" draw:z-index="30" draw:style-name="gr1" draw:text-style-name="P2" svg:width="2.266cm" svg:height="0.727cm" svg:x="5.904cm" svg:y="9.015cm"><text:p text:style-name="P1"><text:span text:style-name="T1">isTalking</text:span></text:p></draw:rect><draw:rect text:anchor-type="paragraph" draw:z-index="31" draw:style-name="gr1" draw:text-style-name="P6" svg:width="2.266cm" svg:height="0.727cm" svg:x="7.592cm" svg:y="11.859cm"><text:p text:style-name="P6"><text:span text:style-name="T3">usesMicro (M)</text:span></text:p></draw:rect><draw:rect text:anchor-type="paragraph" draw:z-index="32" draw:style-name="gr4" draw:text-style-name="P6" svg:width="2.266cm" svg:height="0.727cm" svg:x="10.458cm" svg:y="11.859cm"><text:p text:style-name="P6"><text:span text:style-name="T3">usesSlides (S)</text:span></text:p></draw:rect><draw:frame text:anchor-type="paragraph" draw:z-index="33" draw:style-name="gr3" draw:text-style-name="P5" svg:width="0.664cm" svg:height="0.521cm" svg:x="7.932cm" svg:y="10.363cm"><draw:text-box><text:p text:style-name="P5"><text:span text:style-name="T1">.90</text:span></text:p></draw:text-box></draw:frame><draw:frame text:anchor-type="paragraph" draw:z-index="34" draw:style-name="gr3" draw:text-style-name="P5" svg:width="0.664cm" svg:height="0.521cm" svg:x="10.948cm" svg:y="10.363cm"><draw:text-box><text:p text:style-name="P5"><text:span text:style-name="T1">.85</text:span></text:p></draw:text-box></draw:frame><draw:line text:anchor-type="paragraph" draw:z-index="35" draw:style-name="gr5" draw:text-style-name="P1" svg:x1="11.526cm" svg:y1="11.859cm" svg:x2="9.857cm" svg:y2="9.742cm"><text:p/></draw:line><draw:rect text:anchor-type="paragraph" draw:z-index="36" draw:style-name="gr4" draw:text-style-name="P2" svg:width="2.266cm" svg:height="0.727cm" svg:x="8.745cm" svg:y="9.015cm"><text:p text:style-name="P1"><text:span text:style-name="T1">isPresenting</text:span></text:p></draw:rect><draw:line text:anchor-type="paragraph" draw:z-index="37" draw:style-name="gr2" draw:text-style-name="P1" svg:x1="5.731cm" svg:y1="11.859cm" svg:x2="4.062cm" svg:y2="9.742cm"><text:p/></draw:line><draw:line text:anchor-type="paragraph" draw:z-index="38" draw:style-name="gr2" draw:text-style-name="P1" svg:x1="8.746cm" svg:y1="11.859cm" svg:x2="7.077cm" svg:y2="9.742cm"><text:p/></draw:line><draw:line text:anchor-type="paragraph" draw:z-index="39" draw:style-name="gr2" draw:text-style-name="P1" svg:x1="6.971cm" svg:y1="6.899cm" svg:x2="4.193cm" svg:y2="9.016cm"><text:p/></draw:line><draw:line text:anchor-type="paragraph" draw:z-index="40" draw:style-name="gr2" draw:text-style-name="P1" svg:x1="6.971cm" svg:y1="9.016cm" svg:x2="6.971cm" svg:y2="6.899cm"><text:p/></draw:line><draw:line text:anchor-type="paragraph" draw:z-index="41" draw:style-name="gr5" draw:text-style-name="P1" svg:x1="9.751cm" svg:y1="9.016cm" svg:x2="6.971cm" svg:y2="6.899cm"><text:p/></draw:line><draw:frame text:anchor-type="paragraph" draw:z-index="42" draw:style-name="gr3" draw:text-style-name="P5" svg:width="0.664cm" svg:height="0.521cm" svg:x="4.958cm" svg:y="7.519cm"><draw:text-box><text:p text:style-name="P5"><text:span text:style-name="T1">.80</text:span></text:p></draw:text-box></draw:frame><draw:frame text:anchor-type="paragraph" draw:z-index="43" draw:style-name="gr3" draw:text-style-name="P5" svg:width="0.664cm" svg:height="0.521cm" svg:x="6.308cm" svg:y="7.519cm"><draw:text-box><text:p text:style-name="P5"><text:span text:style-name="T1">.95</text:span></text:p></draw:text-box></draw:frame><draw:frame text:anchor-type="paragraph" draw:z-index="44" draw:style-name="gr3" draw:text-style-name="P5" svg:width="0.664cm" svg:height="0.521cm" svg:x="8.49cm" svg:y="7.519cm"><draw:text-box><text:p text:style-name="P5"><text:span text:style-name="T1">.90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4-12T13:25:13</meta:creation-date>
    <dc:date>2011-04-12T15:41:52</dc:date>
    <meta:editing-duration>PT02H16M41S</meta:editing-duration>
    <meta:editing-cycles>2</meta:editing-cycles>
    <meta:generator>OpenOffice.org/3.0$Unix OpenOffice.org_project/300m5$Build-9350</meta:generator>
    <meta:document-statistic meta:table-count="0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